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3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2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vertical-align="middle"/>
      <style:text-properties style:use-window-font-color="true"/>
    </style:style>
    <style:style style:name="ce158" style:family="table-cell" style:parent-style-name="Default">
      <style:table-cell-properties style:vertical-align="middle"/>
      <style:text-properties fo:color="#228b22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9"/>
        <table:table-column table:style-name="co8" table:default-cell-style-name="ce14"/>
        <table:table-column table:style-name="co8" table:default-cell-style-name="ce62"/>
        <table:table-column table:style-name="co8" table:number-columns-repeated="2" table:default-cell-style-name="ce67"/>
        <table:table-column table:style-name="co8" table:default-cell-style-name="ce73"/>
        <table:table-column table:style-name="co8" table:default-cell-style-name="ce78"/>
        <table:table-column table:style-name="co8" table:default-cell-style-name="ce81"/>
        <table:table-column table:style-name="co9" table:default-cell-style-name="ce84"/>
        <table:table-column table:style-name="co10" table:default-cell-style-name="ce49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4" table:default-cell-style-name="ce14"/>
        <table:table-column table:style-name="co13" table:default-cell-style-name="ce123"/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ch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errain</text:p>
          </table:table-cell>
          <table:table-cell table:style-name="ce33" office:value-type="string" calcext:value-type="string">
            <text:p>Prohibition</text:p>
          </table:table-cell>
          <table:table-cell table:style-name="ce3" office:value-type="string" calcext:value-type="string">
            <text:p>F/H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109" office:value-type="string" calcext:value-type="string">
            <text:p>Improved Resource Ors</text:p>
          </table:table-cell>
          <table:table-cell table:style-name="ce3" office:value-type="string" calcext:value-type="string">
            <text:p>Building</text:p>
          </table:table-cell>
          <table:table-cell table:style-name="ce3" office:value-type="string" calcext:value-type="string">
            <text:p>Improvement</text:p>
          </table:table-cell>
          <table:table-cell table:style-name="ce3" office:value-type="string" calcext:value-type="string">
            <text:p>Other</text:p>
          </table:table-cell>
          <table:table-cell table:style-name="ce95" table:number-columns-repeated="1004"/>
          <table:table-cell table:style-name="Default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amira Cav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 office:value-type="string" calcext:value-type="string">
            <text:p>R</text:p>
          </table:table-cell>
          <table:table-cell table:style-name="ce103"/>
          <table:table-cell table:style-name="ce43" office:value-type="string" calcext:value-type="string">
            <text:p>Bison, Deer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gantija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Grass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/>
          <table:table-cell table:style-name="ce43"/>
          <table:table-cell table:style-name="ce2"/>
          <table:table-cell table:style-name="ce2" office:value-type="string" calcext:value-type="string">
            <text:p>Farm (2)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ebekli Tep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 office:value-type="string" calcext:value-type="string">
            <text:p>Water</text:p>
          </table:table-cell>
          <table:table-cell table:style-name="ce2"/>
          <table:table-cell table:style-name="ce17"/>
          <table:table-cell table:style-name="ce74" table:number-columns-repeated="2"/>
          <table:table-cell table:style-name="ce90"/>
          <table:table-cell table:style-name="ce75"/>
          <table:table-cell table:style-name="ce96" office:value-type="string" calcext:value-type="string">
            <text:p>R</text:p>
          </table:table-cell>
          <table:table-cell table:style-name="ce103"/>
          <table:table-cell table:style-name="ce43"/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jorville Medicine Wheel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henjo-daro</text:p>
          </table:table-cell>
          <table:table-cell table:style-name="ce2" table:number-columns-repeated="3"/>
          <table:table-cell table:style-name="ce2" office:value-type="string" calcext:value-type="string">
            <text:p>Desert</text:p>
          </table:table-cell>
          <table:table-cell table:style-name="ce34" office:value-type="string" calcext:value-type="string">
            <text:p>Coast</text:p>
          </table:table-cell>
          <table:table-cell table:style-name="ce2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kara Bra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43" office:value-type="string" calcext:value-type="string">
            <text:p><text:span text:style-name="T1">Cattle, Sheep, Fish, </text:span>Wheet</text:p>
          </table:table-cell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8"/>
          <table:covered-table-cell table:style-name="ce37"/>
          <table:covered-table-cell table:style-name="ce8"/>
          <table:covered-table-cell table:style-name="ce53"/>
          <table:covered-table-cell table:number-columns-repeated="2" table:style-name="ce57"/>
          <table:covered-table-cell table:style-name="ce68"/>
          <table:covered-table-cell table:style-name="ce85"/>
          <table:covered-table-cell table:style-name="ce96"/>
          <table:covered-table-cell table:style-name="ce103"/>
          <table:covered-table-cell table:style-name="ce11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rnak</text:p>
          </table:table-cell>
          <table:table-cell table:style-name="ce8" office:value-type="string" calcext:value-type="string">
            <text:p>Pottery</text:p>
          </table:table-cell>
          <table:table-cell table:style-name="ce8" table:number-columns-repeated="3"/>
          <table:table-cell table:style-name="ce37"/>
          <table:table-cell table:style-name="ce8" office:value-type="string" calcext:value-type="string">
            <text:p>F</text:p>
          </table:table-cell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 office:value-type="string" calcext:value-type="string">
            <text:p>O, FP</text:p>
          </table:table-cell>
          <table:table-cell table:style-name="ce11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zca Lines</text:p>
          </table:table-cell>
          <table:table-cell table:style-name="ce10" office:value-type="string" calcext:value-type="string">
            <text:p>Trapping</text:p>
          </table:table-cell>
          <table:table-cell table:style-name="ce10" table:number-columns-repeated="2"/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onehenge</text:p>
          </table:table-cell>
          <table:table-cell table:style-name="ce10" office:value-type="string" calcext:value-type="string">
            <text:p>Whe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yramids</text:p>
          </table:table-cell>
          <table:table-cell table:style-name="ce8" office:value-type="string" calcext:value-type="string">
            <text:p>Min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37" office:value-type="string" calcext:value-type="string">
            <text:p>Tundra (Snow)</text:p>
          </table:table-cell>
          <table:table-cell table:style-name="ce8" office:value-type="string" calcext:value-type="string">
            <text:p>F</text:p>
          </table:table-cell>
          <table:table-cell table:style-name="ce53"/>
          <table:table-cell table:style-name="ce57"/>
          <table:table-cell table:style-name="ce57" office:value-type="string" calcext:value-type="string">
            <text:p>X</text:p>
          </table:table-cell>
          <table:table-cell table:style-name="ce68"/>
          <table:table-cell table:style-name="ce85"/>
          <table:table-cell table:style-name="ce96"/>
          <table:table-cell table:style-name="ce103"/>
          <table:table-cell table:style-name="ce11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eliczka Salt Mine</text:p>
          </table:table-cell>
          <table:table-cell table:style-name="ce11" office:value-type="string" calcext:value-type="string">
            <text:p>Mining</text:p>
          </table:table-cell>
          <table:table-cell table:style-name="ce11" table:number-columns-repeated="3"/>
          <table:table-cell table:style-name="ce45"/>
          <table:table-cell table:style-name="ce11" office:value-type="string" calcext:value-type="string">
            <text:p>H</text:p>
          </table:table-cell>
          <table:table-cell table:style-name="ce23"/>
          <table:table-cell table:style-name="ce79" table:number-columns-repeated="2"/>
          <table:table-cell table:style-name="ce91"/>
          <table:table-cell table:style-name="ce100"/>
          <table:table-cell table:style-name="ce80"/>
          <table:table-cell table:style-name="ce83"/>
          <table:table-cell table:style-name="ce113"/>
          <table:table-cell table:style-name="ce11"/>
          <table:table-cell table:style-name="ce11" office:value-type="string" calcext:value-type="string">
            <text:p>Mine (2)</text:p>
          </table:table-cell>
          <table:table-cell table:style-name="ce11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Tra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esert</text:p>
          </table:table-cell>
          <table:table-cell table:style-name="ce37"/>
          <table:table-cell table:style-name="ce8"/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 office:value-type="string" calcext:value-type="string">
            <text:p>R</text:p>
          </table:table-cell>
          <table:table-cell table:style-name="ce103"/>
          <table:table-cell table:style-name="ce11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emple of Artemis</text:p>
          </table:table-cell>
          <table:table-cell table:style-name="ce10" office:value-type="string" calcext:value-type="string">
            <text:p>Calend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usoleum of Halicarnassus</text:p>
          </table:table-cell>
          <table:table-cell table:style-name="ce10" office:value-type="string" calcext:value-type="string">
            <text:p>Construct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/>
          <table:table-cell table:style-name="ce10" office:value-type="string" calcext:value-type="string">
            <text:p>Quarry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tatue of Zeus</text:p>
          </table:table-cell>
          <table:table-cell table:style-name="ce10" office:value-type="string" calcext:value-type="string">
            <text:p>Bronze Work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 office:value-type="string" calcext:value-type="string">
            <text:p>Marble, Stone</text:p>
          </table:table-cell>
          <table:table-cell table:style-name="ce10" table:number-columns-repeated="2"/>
          <table:table-cell table:style-name="ce106" office:value-type="string" calcext:value-type="string">
            <text:p>Afraid, Guarded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8"/>
          <table:covered-table-cell table:style-name="ce37"/>
          <table:covered-table-cell table:style-name="ce8"/>
          <table:covered-table-cell table:style-name="ce53"/>
          <table:covered-table-cell table:number-columns-repeated="2" table:style-name="ce57"/>
          <table:covered-table-cell table:style-name="ce68"/>
          <table:covered-table-cell table:style-name="ce85"/>
          <table:covered-table-cell table:style-name="ce96"/>
          <table:covered-table-cell table:style-name="ce103"/>
          <table:covered-table-cell table:style-name="ce11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eat Lighthouse</text:p>
          </table:table-cell>
          <table:table-cell table:style-name="ce10" office:value-type="string" calcext:value-type="string">
            <text:p>Sail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 office:value-type="string" calcext:value-type="string">
            <text:p>Stone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reat Library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orum Romanum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R</text:p>
          </table:table-cell>
          <table:table-cell table:style-name="ce90"/>
          <table:table-cell table:style-name="ce99"/>
          <table:table-cell table:style-name="ce96"/>
          <table:table-cell table:style-name="ce103" office:value-type="string" calcext:value-type="string">
            <text:p>M</text:p>
          </table:table-cell>
          <table:table-cell table:style-name="ce112"/>
          <table:table-cell table:style-name="ce10" table:number-columns-repeated="2"/>
          <table:table-cell table:style-name="ce10" office:value-type="string" calcext:value-type="string">
            <text:p>Policy(-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Hanging Gardens</text:p>
          </table:table-cell>
          <table:table-cell table:style-name="ce10" office:value-type="string" calcext:value-type="string">
            <text:p>Mathema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Malwiya Minaret</text:p>
          </table:table-cell>
          <table:table-cell table:style-name="ce8" office:value-type="string" calcext:value-type="string">
            <text:p>Mathematics</text:p>
          </table:table-cell>
          <table:table-cell table:style-name="ce8" table:number-columns-repeated="3"/>
          <table:table-cell table:style-name="ce37"/>
          <table:table-cell table:style-name="ce8" office:value-type="string" calcext:value-type="string">
            <text:p>F</text:p>
          </table:table-cell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/>
          <table:table-cell table:style-name="ce111"/>
          <table:table-cell table:style-name="ce8" office:value-type="string" calcext:value-type="string">
            <text:p>Stone Works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8" office:value-type="string" calcext:value-type="string">
            <text:p>Terracota Army</text:p>
          </table:table-cell>
          <table:table-cell table:style-name="ce8" office:value-type="string" calcext:value-type="string">
            <text:p>Masonr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37" office:value-type="string" calcext:value-type="string">
            <text:p>Water</text:p>
          </table:table-cell>
          <table:table-cell table:style-name="ce8"/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/>
          <table:table-cell table:style-name="ce111"/>
          <table:table-cell table:style-name="ce8"/>
          <table:table-cell table:style-name="ce8" office:value-type="string" calcext:value-type="string">
            <text:p>Mine/Quarry (1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Buddhas of Bamyan</text:p>
          </table:table-cell>
          <table:table-cell table:style-name="ce10" office:value-type="string" calcext:value-type="string">
            <text:p>Masonry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 office:value-type="string" calcext:value-type="string">
            <text:p>RR</text:p>
          </table:table-cell>
          <table:table-cell table:style-name="ce103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Gate of the Sun</text:p>
          </table:table-cell>
          <table:table-cell table:style-name="ce9" office:value-type="string" calcext:value-type="string">
            <text:p>Masonry</text:p>
          </table:table-cell>
          <table:table-cell table:style-name="ce9" table:number-columns-repeated="3"/>
          <table:table-cell table:style-name="ce38"/>
          <table:table-cell table:style-name="ce9"/>
          <table:table-cell table:style-name="ce60"/>
          <table:table-cell table:style-name="ce64" office:value-type="string" calcext:value-type="string">
            <text:p>X</text:p>
          </table:table-cell>
          <table:table-cell table:style-name="ce64"/>
          <table:table-cell table:style-name="ce71"/>
          <table:table-cell table:style-name="ce76"/>
          <table:table-cell table:style-name="ce80" office:value-type="string" calcext:value-type="string">
            <text:p>R</text:p>
          </table:table-cell>
          <table:table-cell table:style-name="ce83"/>
          <table:table-cell table:style-name="ce46"/>
          <table:table-cell table:style-name="ce9" table:number-columns-repeated="3"/>
          <table:table-cell table:style-name="ce51" table:number-columns-repeated="1004"/>
          <table:table-cell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arthenon</text:p>
          </table:table-cell>
          <table:table-cell table:style-name="ce10" office:value-type="string" calcext:value-type="string">
            <text:p>Drama and Poe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, Fresh 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El Ghriba Synagogue</text:p>
          </table:table-cell>
          <table:table-cell table:style-name="ce10" office:value-type="string" calcext:value-type="string">
            <text:p>Drama and Poe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Tundra (Snow)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Oracle</text:p>
          </table:table-cell>
          <table:table-cell table:style-name="ce10" office:value-type="string" calcext:value-type="string">
            <text:p>Philosoph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 office:value-type="string" calcext:value-type="string">
            <text:p>R</text:p>
          </table:table-cell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Etchmiadzin Cathedral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ngkor Wat</text:p>
          </table:table-cell>
          <table:table-cell table:style-name="ce10" office:value-type="string" calcext:value-type="string">
            <text:p>Currenc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 office:value-type="string" calcext:value-type="string">
            <text:p>X</text:p>
          </table:table-cell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reat Wall</text:p>
          </table:table-cell>
          <table:table-cell table:style-name="ce10" office:value-type="string" calcext:value-type="string">
            <text:p>Engineer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2"/>
          <table:table-cell table:style-name="ce10" office:value-type="string" calcext:value-type="string">
            <text:p>Deceptive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8" office:value-type="string" calcext:value-type="string">
            <text:p>Chand Baori</text:p>
          </table:table-cell>
          <table:table-cell table:style-name="ce8" office:value-type="string" calcext:value-type="string">
            <text:p>Engineering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37" office:value-type="string" calcext:value-type="string">
            <text:p>Fresh Water</text:p>
          </table:table-cell>
          <table:table-cell table:style-name="ce8"/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/>
          <table:table-cell table:style-name="ce111"/>
          <table:table-cell table:style-name="ce8" office:value-type="string" calcext:value-type="string">
            <text:p>Well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olossus</text:p>
          </table:table-cell>
          <table:table-cell table:style-name="ce10" office:value-type="string" calcext:value-type="string">
            <text:p>Metal Cas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 office:value-type="string" calcext:value-type="string">
            <text:p>Iron/Copper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8"/>
          <table:covered-table-cell table:style-name="ce37"/>
          <table:covered-table-cell table:style-name="ce8"/>
          <table:covered-table-cell table:style-name="ce53"/>
          <table:covered-table-cell table:number-columns-repeated="2" table:style-name="ce57"/>
          <table:covered-table-cell table:style-name="ce68"/>
          <table:covered-table-cell table:style-name="ce85"/>
          <table:covered-table-cell table:style-name="ce96"/>
          <table:covered-table-cell table:style-name="ce103"/>
          <table:covered-table-cell table:style-name="ce11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iversity of Sankore</text:p>
          </table:table-cell>
          <table:table-cell table:style-name="ce10" office:value-type="string" calcext:value-type="string">
            <text:p>Education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Desert</text:p>
          </table:table-cell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office:value-type="string" calcext:value-type="string">
            <text:p>Library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phet’s Mosque</text:p>
          </table:table-cell>
          <table:table-cell table:style-name="ce10" office:value-type="string" calcext:value-type="string">
            <text:p>Education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Water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gia Sophia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orobudur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 office:value-type="string" calcext:value-type="string">
            <text:p>X</text:p>
          </table:table-cell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Lavaux</text:p>
          </table:table-cell>
          <table:table-cell table:style-name="ce10" office:value-type="string" calcext:value-type="string">
            <text:p>Theolog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hambra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Author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rtburg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Progress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96"/>
          <table:table-cell table:style-name="ce103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chu Picchu</text:p>
          </table:table-cell>
          <table:table-cell table:style-name="ce10" office:value-type="string" calcext:value-type="string">
            <text:p>Phys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 office:value-type="string" calcext:value-type="string">
            <text:p>RR</text:p>
          </table:table-cell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reat Zimbabwe</text:p>
          </table:table-cell>
          <table:table-cell table:style-name="ce10" office:value-type="string" calcext:value-type="string">
            <text:p>Physics</text:p>
          </table:table-cell>
          <table:table-cell table:style-name="ce18" office:value-type="string" calcext:value-type="string">
            <text:p>Authority</text:p>
          </table:table-cell>
          <table:table-cell table:style-name="ce10" table:number-columns-repeated="2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9" office:value-type="string" calcext:value-type="string">
            <text:p>Ahu Tongariki</text:p>
          </table:table-cell>
          <table:table-cell table:style-name="ce19" office:value-type="string" calcext:value-type="string">
            <text:p>Physics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8"/>
          <table:table-cell table:style-name="ce115"/>
          <table:table-cell table:style-name="ce129" office:value-type="string" calcext:value-type="string">
            <text:p>Stone</text:p>
          </table:table-cell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8" office:value-type="string" calcext:value-type="string">
            <text:p>Falun Mine</text:p>
          </table:table-cell>
          <table:table-cell table:style-name="ce8" office:value-type="string" calcext:value-type="string">
            <text:p>Steel</text:p>
          </table:table-cell>
          <table:table-cell table:style-name="ce28" office:value-type="string" calcext:value-type="string">
            <text:p>Progress</text:p>
          </table:table-cell>
          <table:table-cell table:style-name="ce8" table:number-columns-repeated="2"/>
          <table:table-cell table:style-name="ce37"/>
          <table:table-cell table:style-name="ce8"/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/>
          <table:table-cell table:style-name="ce111"/>
          <table:table-cell table:style-name="ce8"/>
          <table:table-cell table:style-name="ce8" office:value-type="string" calcext:value-type="string">
            <text:p>Mine (4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Forge of Damascus</text:p>
          </table:table-cell>
          <table:table-cell table:style-name="ce11" office:value-type="string" calcext:value-type="string">
            <text:p>Steel</text:p>
          </table:table-cell>
          <table:table-cell table:style-name="ce20" office:value-type="string" calcext:value-type="string">
            <text:p>Author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Iron</text:p>
          </table:table-cell>
          <table:table-cell table:style-name="ce11" table:number-columns-repeated="3"/>
          <table:table-cell table:style-name="ce121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Forbidden Palace</text:p>
          </table:table-cell>
          <table:table-cell table:style-name="ce10" office:value-type="string" calcext:value-type="string">
            <text:p>Civil Service</text:p>
          </table:table-cell>
          <table:table-cell table:style-name="ce18" office:value-type="string" calcext:value-type="string">
            <text:p>Progres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office:value-type="string" calcext:value-type="string">
            <text:p>Walls</text:p>
          </table:table-cell>
          <table:table-cell table:style-name="ce10"/>
          <table:table-cell table:style-name="ce10" office:value-type="string" calcext:value-type="string">
            <text:p>Capital Only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t. Basil’s Cathedral</text:p>
          </table:table-cell>
          <table:table-cell table:style-name="ce8" office:value-type="string" calcext:value-type="string">
            <text:p>Guilds</text:p>
          </table:table-cell>
          <table:table-cell table:style-name="ce27" office:value-type="string" calcext:value-type="string">
            <text:p>Holy Cit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37" office:value-type="string" calcext:value-type="string">
            <text:p>Desert</text:p>
          </table:table-cell>
          <table:table-cell table:style-name="ce8"/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/>
          <table:table-cell table:style-name="ce11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Golden Dagon Pagoda</text:p>
          </table:table-cell>
          <table:table-cell table:style-name="ce10" office:value-type="string" calcext:value-type="string">
            <text:p>Guilds</text:p>
          </table:table-cell>
          <table:table-cell table:style-name="ce18" office:value-type="string" calcext:value-type="string">
            <text:p>Tradition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Mont Saint-Michel</text:p>
          </table:table-cell>
          <table:table-cell table:style-name="ce8" office:value-type="string" calcext:value-type="string">
            <text:p>Guilds</text:p>
          </table:table-cell>
          <table:table-cell table:style-name="ce8" table:number-columns-repeated="3"/>
          <table:table-cell table:style-name="ce37"/>
          <table:table-cell table:style-name="ce8"/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/>
          <table:table-cell table:style-name="ce111"/>
          <table:table-cell table:style-name="ce8" table:number-columns-repeated="2"/>
          <table:table-cell table:style-name="ce8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Itsukushima Shrine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 office:value-type="string" calcext:value-type="string">
            <text:p>Coral, Crab, Pearls, Whal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Qalhat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 office:value-type="string" calcext:value-type="string">
            <text:p>Hors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Notre Dame</text:p>
          </table:table-cell>
          <table:table-cell table:style-name="ce10" office:value-type="string" calcext:value-type="string">
            <text:p>Machinery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Krak des Chevaliers</text:p>
          </table:table-cell>
          <table:table-cell table:style-name="ce8" office:value-type="string" calcext:value-type="string">
            <text:p>Machinery</text:p>
          </table:table-cell>
          <table:table-cell table:style-name="ce8" table:number-columns-repeated="3"/>
          <table:table-cell table:style-name="ce37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/>
          <table:table-cell table:style-name="ce11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8"/>
          <table:covered-table-cell table:style-name="ce37"/>
          <table:covered-table-cell table:style-name="ce8"/>
          <table:covered-table-cell table:style-name="ce53"/>
          <table:covered-table-cell table:number-columns-repeated="2" table:style-name="ce57"/>
          <table:covered-table-cell table:style-name="ce68"/>
          <table:covered-table-cell table:style-name="ce85"/>
          <table:covered-table-cell table:style-name="ce96"/>
          <table:covered-table-cell table:style-name="ce103"/>
          <table:covered-table-cell table:style-name="ce11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it Benhaddou</text:p>
          </table:table-cell>
          <table:table-cell table:style-name="ce10" office:value-type="string" calcext:value-type="string">
            <text:p>Banking</text:p>
          </table:table-cell>
          <table:table-cell table:style-name="ce10" table:number-columns-repeated="2"/>
          <table:table-cell table:style-name="ce10" office:value-type="string" calcext:value-type="string">
            <text:p>Desert</text:p>
          </table:table-cell>
          <table:table-cell table:style-name="ce34" office:value-type="string" calcext:value-type="string">
            <text:p>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Kilwa Kisiwani</text:p>
          </table:table-cell>
          <table:table-cell table:style-name="ce10" office:value-type="string" calcext:value-type="string">
            <text:p>Banking</text:p>
          </table:table-cell>
          <table:table-cell table:style-name="ce47" office:value-type="string" calcext:value-type="string">
            <text:p>Statecraft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lobe Theatre</text:p>
          </table:table-cell>
          <table:table-cell table:style-name="ce10" office:value-type="string" calcext:value-type="string">
            <text:p>Printing Pres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office:value-type="string" calcext:value-type="string">
            <text:p>Amphitheater, Baths</text:p>
          </table:table-cell>
          <table:table-cell table:style-name="ce19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t. Peter's Basilica</text:p>
          </table:table-cell>
          <table:table-cell table:style-name="ce10" office:value-type="string" calcext:value-type="string">
            <text:p>Printing Press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hichen Itza</text:p>
          </table:table-cell>
          <table:table-cell table:style-name="ce10" office:value-type="string" calcext:value-type="string">
            <text:p>Astronom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Golden Pavilion</text:p>
          </table:table-cell>
          <table:table-cell table:style-name="ce10" office:value-type="string" calcext:value-type="string">
            <text:p>Astronomy</text:p>
          </table:table-cell>
          <table:table-cell table:style-name="ce47" office:value-type="string" calcext:value-type="string">
            <text:p>Fealty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9" office:value-type="string" calcext:value-type="string">
            <text:p>Marae Arahurahu</text:p>
          </table:table-cell>
          <table:table-cell table:style-name="ce19" office:value-type="string" calcext:value-type="string">
            <text:p>Astronomy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Himeji Castle</text:p>
          </table:table-cell>
          <table:table-cell table:style-name="ce10" office:value-type="string" calcext:value-type="string">
            <text:p>Gunpowde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Old Bridge</text:p>
          </table:table-cell>
          <table:table-cell table:style-name="ce10" office:value-type="string" calcext:value-type="string">
            <text:p>Gunpowder</text:p>
          </table:table-cell>
          <table:table-cell table:style-name="ce47" office:value-type="string" calcext:value-type="string">
            <text:p>Statecraft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Leaning Tower of Pisa</text:p>
          </table:table-cell>
          <table:table-cell table:style-name="ce10" office:value-type="string" calcext:value-type="string">
            <text:p>Chemis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96"/>
          <table:table-cell table:style-name="ce103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Meenakshi Temple</text:p>
          </table:table-cell>
          <table:table-cell table:style-name="ce11" office:value-type="string" calcext:value-type="string">
            <text:p>Chemistry</text:p>
          </table:table-cell>
          <table:table-cell table:style-name="ce23" office:value-type="string" calcext:value-type="string">
            <text:p>Holy C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/>
          <table:table-cell table:style-name="ce11" table:number-columns-repeated="3"/>
          <table:table-cell table:style-name="ce122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Porcelain Tower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2"/>
          <table:table-cell table:style-name="ce10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Taj Mahal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Uffizi</text:p>
          </table:table-cell>
          <table:table-cell table:style-name="ce10" office:value-type="string" calcext:value-type="string">
            <text:p>Economy</text:p>
          </table:table-cell>
          <table:table-cell table:style-name="ce47" office:value-type="string" calcext:value-type="string">
            <text:p>Artistr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2"/>
          <table:table-cell table:style-name="ce10" office:value-type="string" calcext:value-type="string">
            <text:p>Global Art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Peterhof</text:p>
          </table:table-cell>
          <table:table-cell table:style-name="ce10" office:value-type="string" calcext:value-type="string">
            <text:p>Economy</text:p>
          </table:table-cell>
          <table:table-cell table:style-name="ce42" office:value-type="string" calcext:value-type="string">
            <text:p>Imperialism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Bakken</text:p>
          </table:table-cell>
          <table:table-cell table:style-name="ce10" office:value-type="string" calcext:value-type="string">
            <text:p>Economy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2"/>
          <table:table-cell table:style-name="ce10" office:value-type="string" calcext:value-type="string">
            <text:p>Happiness &gt; 80%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istine Chapel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office:value-type="string" calcext:value-type="string">
            <text:p>Artist’s Guild</text:p>
          </table:table-cell>
          <table:table-cell table:style-name="ce10"/>
          <table:table-cell table:style-name="ce10" office:value-type="string" calcext:value-type="string">
            <text:p>Founded Religion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ummer Palace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House of Trade of the Indies</text:p>
          </table:table-cell>
          <table:table-cell table:style-name="ce10" office:value-type="string" calcext:value-type="string">
            <text:p>Navigation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2"/>
          <table:table-cell table:style-name="ce10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Solovetsky Monastery</text:p>
          </table:table-cell>
          <table:table-cell table:style-name="ce10" office:value-type="string" calcext:value-type="string">
            <text:p>Navigation</text:p>
          </table:table-cell>
          <table:table-cell table:style-name="ce47" office:value-type="string" calcext:value-type="string">
            <text:p>Fealty</text:p>
          </table:table-cell>
          <table:table-cell table:style-name="ce10"/>
          <table:table-cell table:style-name="ce10" office:value-type="string" calcext:value-type="string">
            <text:p>Tundra</text:p>
          </table:table-cell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Red Fort</text:p>
          </table:table-cell>
          <table:table-cell table:style-name="ce10" office:value-type="string" calcext:value-type="string">
            <text:p>Metallurgy</text:p>
          </table:table-cell>
          <table:table-cell table:style-name="ce47" office:value-type="string" calcext:value-type="string">
            <text:p>Feal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96"/>
          <table:table-cell table:style-name="ce103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8"/>
          <table:covered-table-cell table:style-name="ce37"/>
          <table:covered-table-cell table:style-name="ce8"/>
          <table:covered-table-cell table:style-name="ce53"/>
          <table:covered-table-cell table:number-columns-repeated="2" table:style-name="ce57"/>
          <table:covered-table-cell table:style-name="ce68"/>
          <table:covered-table-cell table:style-name="ce85"/>
          <table:covered-table-cell table:style-name="ce96"/>
          <table:covered-table-cell table:style-name="ce103"/>
          <table:covered-table-cell table:style-name="ce111"/>
          <table:covered-table-cell table:number-columns-repeated="3" table:style-name="ce8"/>
          <table:table-cell table:number-columns-repeated="1005"/>
        </table:table-row>
        <table:table-row table:style-name="ro2" table:number-rows-repeated="104">
          <table:table-cell table:style-name="ce8" table:number-columns-repeated="6"/>
          <table:table-cell table:style-name="ce37"/>
          <table:table-cell table:style-name="ce8"/>
          <table:table-cell table:style-name="ce53"/>
          <table:table-cell table:style-name="ce57" table:number-columns-repeated="2"/>
          <table:table-cell table:style-name="ce68"/>
          <table:table-cell table:style-name="ce85"/>
          <table:table-cell table:style-name="ce96"/>
          <table:table-cell table:style-name="ce103"/>
          <table:table-cell table:style-name="ce111"/>
          <table:table-cell table:style-name="ce8" table:number-columns-repeated="3"/>
          <table:table-cell table:number-columns-repeated="1005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 style:data-style-name="N2" text:time-value="23:33:08.2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20T23:48:07.597000000</dc:date>
    <dc:creator>Adam Rojewski</dc:creator>
    <meta:editing-duration>P1DT8H1M18S</meta:editing-duration>
    <meta:editing-cycles>169</meta:editing-cycles>
    <meta:document-statistic meta:table-count="1" meta:cell-count="468" meta:object-count="0"/>
  </office:meta>
</office:document-meta>
</file>